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2afb" officeooo:paragraph-rsid="00002a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a test file for github's new repository called “Masterarbeit”. If it success, it will be later used as a <text:s/>document file for my master-thes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2T16:55:46.643635963</meta:creation-date>
    <dc:date>2014-07-22T16:59:03.725001761</dc:date>
    <meta:editing-duration>P0D</meta:editing-duration>
    <meta:editing-cycles>1</meta:editing-cycles>
    <meta:document-statistic meta:table-count="0" meta:image-count="0" meta:object-count="0" meta:page-count="1" meta:paragraph-count="1" meta:word-count="26" meta:character-count="149" meta:non-whitespace-character-count="123"/>
    <meta:generator>LibreOffice/4.2.3.3$Linux_x86 LibreOffice_project/420m0$Build-3</meta:generator>
  </office:meta>
</office:document-meta>
</file>